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97d1" officeooo:paragraph-rsid="001297d1"/>
    </style:style>
    <style:style style:name="P2" style:family="paragraph" style:parent-style-name="Standard">
      <style:paragraph-properties fo:break-before="page"/>
      <style:text-properties officeooo:rsid="001297d1" officeooo:paragraph-rsid="001297d1"/>
    </style:style>
    <style:style style:name="T1" style:family="text">
      <style:text-properties officeooo:rsid="001482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61<text:tab/><text:tab/><text:tab/><text:tab/><text:tab/><text:tab/>NAME:___________________________________</text:p>
      <text:p text:style-name="P1">Chap. 13 quiz </text:p>
      <text:p text:style-name="P1"/>
      <text:p text:style-name="P1">For questions asking for a probability, it is only necessary to set up the problem and show the quantity to be calculated; a numeric answer is not necessary. </text:p>
      <text:p text:style-name="P1"/>
      <text:p text:style-name="P1">Your doctor has bad news and good news. The bad news is that your lab test for the Creeping Crud has come back positive. This test is 99% accurate (meaning the probability is 0.99 of testing positive if you actually have the disease, and 0.99 <text:span text:style-name="T1">probability of </text:span>testing negative if you actually don’t have it). The good news is that the Creeping Crud is rare and only affects 1 person in 10,000 among your age group. </text:p>
      <text:p text:style-name="P1"/>
      <text:p text:style-name="P1">A (5 points) Why is the 1 in 10,000 rate good news?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 (10 points) Show how good the news is by using Bayes’ Theorem to find the actual probability of having the Creeping Crud, <text:span text:style-name="T1">given your positive test result</text:span>. </text:p>
      <text:p text:style-name="P1"/>
      <text:p text:style-name="P2">(5 points) You are given a bag that contains 10 honest coins (heads on one side, tails on the other) and 2 two-headed coins. You select one coin from the bag at random and flip it twice. What is the probability of getting heads on both flips?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10 points) Given that you got heads twice in a row, what is the probability that the coin you drew is honest?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0:52:54.182000000</meta:creation-date>
    <dc:date>2017-01-06T21:09:21.128000000</dc:date>
    <meta:editing-duration>PT4M56S</meta:editing-duration>
    <meta:editing-cycles>1</meta:editing-cycles>
    <meta:document-statistic meta:table-count="0" meta:image-count="0" meta:object-count="0" meta:page-count="2" meta:paragraph-count="8" meta:word-count="219" meta:character-count="1200" meta:non-whitespace-character-count="977"/>
    <meta:generator>LibreOffice/5.2.3.3$Windows_x86 LibreOffice_project/d54a8868f08a7b39642414cf2c8ef2f228f780cf</meta:generator>
  </office:meta>
</office:document-meta>
</file>